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999cm" svg:height="1.999cm" svg:x="5.2cm" svg:y="2.1cm" svg:viewBox="0 0 2000 2000" svg:d="M1000 2000c-184 0-341-42-500-134s-274-207-366-366-134-316-134-500 42-341 134-500 207-274 366-366 316-134 500-134 341 42 500 134 274 207 366 366 134 316 134 500-8 241-100 400-241 374-400 466-316 134-500 134z">
          <text:p/>
        </draw:path>
        <draw:path draw:style-name="gr1" draw:text-style-name="P1" draw:layer="layout" svg:width="1.999cm" svg:height="1.999cm" svg:x="5.2cm" svg:y="5.3cm" svg:viewBox="0 0 2000 2000" svg:d="M1000 2000c-184 0-341-42-500-134s-274-207-366-366-134-316-134-500 42-341 134-500 207-274 366-366 316-134 500-134 341 42 500 134 274 207 366 366 134 316 134 500-42 341-134 500-207 274-366 366-316 134-500 134z">
          <text:p/>
        </draw:path>
        <draw:path draw:style-name="gr1" draw:text-style-name="P1" draw:layer="layout" svg:width="1.999cm" svg:height="1.999cm" svg:x="8.2cm" svg:y="3.6cm" svg:viewBox="0 0 2000 2000" svg:d="M1000 2000c-184 0-341-42-500-134s-274-207-366-366-134-316-134-500 42-341 134-500 207-274 366-366 316-134 500-134 341 42 500 134 274 207 366 366 134 316 134 500-42 341-134 500-207 274-366 366-316 134-500 134z">
          <text:p/>
        </draw:path>
        <draw:path draw:style-name="gr1" draw:text-style-name="P1" draw:layer="layout" svg:width="1.999cm" svg:height="1.999cm" svg:x="11.4cm" svg:y="3.6cm" svg:viewBox="0 0 2000 2000" svg:d="M1000 2000c-184 0-341-42-500-134s-274-207-366-366-134-316-134-500 42-341 134-500 207-274 366-366 316-134 500-134 341 42 500 134 274 207 366 366 134 316 134 500-8 241-100 400-241 374-400 466-316 134-500 134z">
          <text:p/>
        </draw:path>
        <draw:line draw:style-name="gr2" draw:text-style-name="P1" draw:layer="layout" svg:x1="10.2cm" svg:y1="4.6cm" svg:x2="11.4cm" svg:y2="4.6cm">
          <text:p/>
        </draw:line>
        <draw:line draw:style-name="gr2" draw:text-style-name="P1" draw:layer="layout" svg:x1="7.1cm" svg:y1="3.5cm" svg:x2="8.3cm" svg:y2="4.2cm">
          <text:p/>
        </draw:line>
        <draw:line draw:style-name="gr2" draw:text-style-name="P1" draw:layer="layout" svg:x1="7.1cm" svg:y1="5.8cm" svg:x2="8.3cm" svg:y2="5.1cm">
          <text:p/>
        </draw:line>
        <draw:frame draw:style-name="gr3" draw:text-style-name="P2" draw:layer="layout" svg:width="2.9cm" svg:height="1.1cm" svg:x="5.7cm" svg:y="2.6cm">
          <draw:text-box>
            <text:p text:style-name="P2"><text:span text:style-name="T1">V</text:span><text:span text:style-name="T2">1</text:span></text:p>
          </draw:text-box>
        </draw:frame>
        <draw:frame draw:style-name="gr3" draw:text-style-name="P2" draw:layer="layout" svg:width="2.9cm" svg:height="1.1cm" svg:x="5.7cm" svg:y="5.8cm">
          <draw:text-box>
            <text:p text:style-name="P2"><text:span text:style-name="T1">V</text:span><text:span text:style-name="T2">2</text:span></text:p>
          </draw:text-box>
        </draw:frame>
        <draw:frame draw:style-name="gr3" draw:text-style-name="P2" draw:layer="layout" svg:width="2.9cm" svg:height="1.1cm" svg:x="8.7cm" svg:y="4.1cm">
          <draw:text-box>
            <text:p text:style-name="P2"><text:span text:style-name="T1">A</text:span></text:p>
          </draw:text-box>
        </draw:frame>
        <draw:frame draw:style-name="gr3" draw:text-style-name="P3" draw:layer="layout" svg:width="2.9cm" svg:height="1.1cm" svg:x="12cm" svg:y="4.1cm">
          <draw:text-box>
            <text:p text:style-name="P3"><text:span text:style-name="T3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Sanderson</meta:initial-creator>
    <meta:creation-date>2021-01-02T15:44:46</meta:creation-date>
    <dc:date>2021-01-02T15:57:04</dc:date>
    <dc:creator>Andrew Sanderson</dc:creator>
    <meta:editing-duration>PT10M37S</meta:editing-duration>
    <meta:editing-cycles>6</meta:editing-cycles>
    <meta:generator>OpenOffice/4.1.5$Unix OpenOffice.org_project/415m1$Build-9789</meta:generator>
    <meta:document-statistic meta:object-count="11"/>
  </office:meta>
</office:document-meta>
</file>